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Awami Nastaliq Beta1" svg:font-family="'Awami Nastaliq Beta1'" style:font-pitch="variable"/>
    <style:font-face style:name="Awami Nastaliq OT" svg:font-family="'Awami Nastaliq OT'" style:font-pitch="variable"/>
    <style:font-face style:name="Awami Nastaliq OT:calt&amp;kern" svg:font-family="'Awami Nastaliq OT:calt&amp;kern'" style:font-adornments="Regular" style:font-pitch="variable"/>
    <style:font-face style:name="Awami Nastaliq OT:calt&amp;salt=1" svg:font-family="'Awami Nastaliq OT:calt&amp;salt=1'" style:font-pitch="variable"/>
    <style:font-face style:name="Awami Nastaliq OT:calt&amp;salt=11" svg:font-family="'Awami Nastaliq OT:calt&amp;salt=1'" style:font-adornments="Regul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 OT" fo:font-size="10pt" officeooo:rsid="001f63a9" officeooo:paragraph-rsid="001f63a9" style:font-size-asian="10pt" style:font-name-complex="Awami Nastaliq OT" style:font-size-complex="10pt"/>
    </style:style>
    <style:style style:name="P2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 OT" fo:font-size="36pt" style:font-size-asian="36pt" style:font-name-complex="Awami Nastaliq OT" style:font-size-complex="36pt"/>
    </style:style>
    <style:style style:name="P3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 OT" fo:font-size="36pt" officeooo:paragraph-rsid="00265894" style:font-size-asian="36pt" style:font-name-complex="Awami Nastaliq OT" style:font-size-complex="36pt"/>
    </style:style>
    <style:style style:name="P4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 OT" fo:font-size="36pt" officeooo:paragraph-rsid="003387b0" style:font-size-asian="36pt" style:font-name-complex="Awami Nastaliq OT" style:font-size-complex="36pt"/>
    </style:style>
    <style:style style:name="P5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 OT" fo:font-size="36pt" officeooo:paragraph-rsid="0064867c" style:font-size-asian="36pt" style:font-name-complex="Awami Nastaliq OT" style:font-size-complex="36pt"/>
    </style:style>
    <style:style style:name="P6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 OT" officeooo:rsid="005ddaa7" officeooo:paragraph-rsid="0062d1ee" style:font-name-complex="Awami Nastaliq OT"/>
    </style:style>
    <style:style style:name="P7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 OT" officeooo:rsid="00658acd" officeooo:paragraph-rsid="00658acd" style:font-name-complex="Awami Nastaliq OT"/>
    </style:style>
    <style:style style:name="P8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 OT" fo:font-size="32pt" officeooo:paragraph-rsid="0033a951" style:font-size-asian="32pt" style:font-name-complex="Awami Nastaliq OT" style:font-size-complex="32pt"/>
    </style:style>
    <style:style style:name="P9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use-window-font-color="true" loext:opacity="0%" style:font-name="Awami Nastaliq OT" fo:font-size="32pt" officeooo:rsid="006985a6" officeooo:paragraph-rsid="00ea4a32" style:font-size-asian="32pt" style:font-name-complex="Awami Nastaliq OT" style:font-size-complex="32pt"/>
    </style:style>
    <style:style style:name="P10" style:family="paragraph" style:parent-style-name="Folk_20_Story_20_Body">
      <style:paragraph-properties fo:margin-left="0in" fo:margin-right="0in" fo:margin-top="0in" fo:margin-bottom="0.1665in" style:contextual-spacing="false" fo:line-height="115%" fo:text-align="justify" style:justify-single-word="false" fo:text-indent="0in" style:auto-text-indent="false" style:writing-mode="rl-tb"/>
      <style:text-properties fo:color="#c9211e" loext:opacity="100%" style:font-name="Awami Nastaliq OT" fo:font-size="18pt" officeooo:rsid="006c19dd" officeooo:paragraph-rsid="006b3708" fo:background-color="transparent" style:font-size-asian="18pt" style:font-name-complex="Awami Nastaliq OT" style:font-size-complex="18pt" style:language-complex="fa" style:country-complex="IR"/>
    </style:style>
    <style:style style:name="P11" style:family="paragraph" style:parent-style-name="Folk_20_Story_20_Body">
      <style:paragraph-properties fo:margin-left="0in" fo:margin-right="0in" fo:margin-top="0in" fo:margin-bottom="0.1665in" style:contextual-spacing="false" fo:line-height="115%" fo:text-align="justify" style:justify-single-word="false" fo:text-indent="0in" style:auto-text-indent="false" style:writing-mode="rl-tb"/>
      <style:text-properties style:use-window-font-color="true" loext:opacity="0%" style:font-name="Awami Nastaliq OT:calt&amp;salt=11" fo:font-size="24pt" officeooo:rsid="00c872c2" officeooo:paragraph-rsid="00d4dbc2" fo:background-color="transparent" style:font-size-asian="24pt" style:font-name-complex="Awami Nastaliq OT:calt&amp;salt=1" style:font-size-complex="24pt"/>
    </style:style>
    <style:style style:name="P12" style:family="paragraph" style:parent-style-name="Folk_20_Story_20_Body">
      <style:paragraph-properties fo:margin-left="0in" fo:margin-right="0in" fo:margin-top="0in" fo:margin-bottom="0.1665in" style:contextual-spacing="false" fo:line-height="115%" fo:text-align="justify" style:justify-single-word="false" fo:text-indent="0in" style:auto-text-indent="false" style:writing-mode="rl-tb"/>
      <style:text-properties style:use-window-font-color="true" loext:opacity="0%" style:font-name="Awami Nastaliq OT:calt&amp;kern" fo:font-size="24pt" officeooo:rsid="006ffe58" officeooo:paragraph-rsid="0094ee48" fo:background-color="transparent" style:font-size-asian="24pt" style:font-name-complex="Awami Nastaliq OT" style:font-size-complex="24pt"/>
    </style:style>
    <style:style style:name="P13" style:family="paragraph" style:parent-style-name="Folk_20_Story_20_Body">
      <style:paragraph-properties fo:margin-left="0in" fo:margin-right="0in" fo:margin-top="0in" fo:margin-bottom="0.1665in" style:contextual-spacing="false" fo:line-height="115%" fo:text-align="justify" style:justify-single-word="false" fo:text-indent="0in" style:auto-text-indent="false" style:writing-mode="rl-tb"/>
      <style:text-properties style:use-window-font-color="true" loext:opacity="0%" style:font-name="Awami Nastaliq OT:calt&amp;kern" fo:font-size="24pt" officeooo:rsid="006ffe58" officeooo:paragraph-rsid="00da5fbf" fo:background-color="transparent" style:font-size-asian="24pt" style:font-name-complex="Awami Nastaliq OT" style:font-size-complex="24pt"/>
    </style:style>
    <style:style style:name="P14" style:family="paragraph" style:parent-style-name="Folk_20_Story_20_Body">
      <style:paragraph-properties fo:margin-left="0in" fo:margin-right="0in" fo:margin-top="0in" fo:margin-bottom="0.1665in" style:contextual-spacing="false" fo:line-height="115%" fo:text-align="end" style:justify-single-word="false" fo:text-indent="0in" style:auto-text-indent="false" style:writing-mode="rl-tb"/>
      <style:text-properties style:use-window-font-color="true" loext:opacity="0%" style:font-name="Awami Nastaliq OT:calt&amp;kern" fo:font-size="24pt" officeooo:rsid="006ffe58" officeooo:paragraph-rsid="00c2d3c4" fo:background-color="transparent" style:font-size-asian="24pt" style:font-name-complex="Awami Nastaliq OT" style:font-size-complex="24pt"/>
    </style:style>
    <style:style style:name="P15" style:family="paragraph" style:parent-style-name="Folk_20_Story_20_Body">
      <style:paragraph-properties fo:margin-left="0in" fo:margin-right="0in" fo:margin-top="0in" fo:margin-bottom="0.1665in" style:contextual-spacing="false" fo:line-height="115%" fo:text-align="justify" style:justify-single-word="false" fo:text-indent="0in" style:auto-text-indent="false" style:writing-mode="rl-tb"/>
      <style:text-properties style:use-window-font-color="true" loext:opacity="0%" style:font-name="Awami Nastaliq OT:calt&amp;kern" fo:font-size="24pt" officeooo:rsid="00a89a30" officeooo:paragraph-rsid="00d097bb" fo:background-color="transparent" style:font-size-asian="24pt" style:font-name-complex="Awami Nastaliq OT" style:font-size-complex="24pt"/>
    </style:style>
    <style:style style:name="P16" style:family="paragraph" style:parent-style-name="Folk_20_Story_20_Body">
      <style:paragraph-properties fo:margin-left="0in" fo:margin-right="0in" fo:margin-top="0in" fo:margin-bottom="0.1665in" style:contextual-spacing="false" fo:line-height="115%" fo:text-align="justify" style:justify-single-word="false" fo:text-indent="0in" style:auto-text-indent="false" style:writing-mode="rl-tb"/>
      <style:text-properties style:use-window-font-color="true" loext:opacity="0%" style:font-name="Awami Nastaliq OT:calt&amp;kern" fo:font-size="24pt" officeooo:rsid="006ffe58" officeooo:paragraph-rsid="00e0ba05" fo:background-color="transparent" style:font-size-asian="24pt" style:font-name-complex="Awami Nastaliq OT" style:font-size-complex="24pt"/>
    </style:style>
    <style:style style:name="P17" style:family="paragraph" style:parent-style-name="Folk_20_Story_20_Body">
      <style:paragraph-properties fo:margin-left="0in" fo:margin-right="0in" fo:margin-top="0in" fo:margin-bottom="0.1665in" style:contextual-spacing="false" fo:line-height="115%" fo:text-align="justify" style:justify-single-word="false" fo:text-indent="0in" style:auto-text-indent="false" style:writing-mode="rl-tb"/>
      <style:text-properties style:use-window-font-color="true" loext:opacity="0%" style:font-name="Awami Nastaliq OT:calt&amp;kern" fo:font-size="24pt" officeooo:rsid="00ddc1ba" officeooo:paragraph-rsid="00df9d61" fo:background-color="transparent" style:font-size-asian="24pt" style:font-name-complex="Awami Nastaliq OT" style:font-size-complex="24pt"/>
    </style:style>
    <style:style style:name="P18" style:family="paragraph" style:parent-style-name="Preformatted_20_Text">
      <style:paragraph-properties fo:text-align="end" style:justify-single-word="false" style:writing-mode="rl-tb"/>
      <style:text-properties fo:font-size="15pt" officeooo:paragraph-rsid="00d367c9" style:font-size-asian="15pt" style:font-name-complex="Awami Nastaliq OT" style:font-size-complex="15pt"/>
    </style:style>
    <style:style style:name="P19" style:family="paragraph" style:parent-style-name="Preformatted_20_Text">
      <style:paragraph-properties fo:text-align="end" style:justify-single-word="false" style:writing-mode="rl-tb"/>
      <style:text-properties fo:font-size="15pt" officeooo:paragraph-rsid="00f72e71" style:font-size-asian="15pt" style:font-name-complex="Awami Nastaliq OT:calt&amp;salt=1" style:font-size-complex="15pt"/>
    </style:style>
    <style:style style:name="P20" style:family="paragraph" style:parent-style-name="Preformatted_20_Text">
      <style:paragraph-properties fo:text-align="end" style:justify-single-word="false" style:writing-mode="rl-tb"/>
      <style:text-properties style:font-name="Awami Nastaliq OT" fo:font-size="15pt" officeooo:paragraph-rsid="00f72e71" style:font-size-asian="15pt" style:font-name-complex="Awami Nastaliq OT" style:font-size-complex="15pt"/>
    </style:style>
    <style:style style:name="P21" style:family="paragraph" style:parent-style-name="Preformatted_20_Text">
      <style:paragraph-properties fo:text-align="start" style:justify-single-word="false" style:writing-mode="lr-tb"/>
      <style:text-properties style:font-name="Awami Nastaliq OT" fo:font-size="15pt" officeooo:rsid="00f72e71" officeooo:paragraph-rsid="00f72e71" style:font-size-asian="15pt" style:font-name-complex="Awami Nastaliq OT" style:font-size-complex="15pt"/>
    </style:style>
    <style:style style:name="P22" style:family="paragraph" style:parent-style-name="Preformatted_20_Text">
      <style:paragraph-properties fo:text-align="end" style:justify-single-word="false" style:writing-mode="rl-tb"/>
      <style:text-properties style:use-window-font-color="true" loext:opacity="0%" style:font-name="Awami Nastaliq OT" fo:font-size="18pt" officeooo:rsid="00eb8894" officeooo:paragraph-rsid="00f39359" style:font-size-asian="18pt" style:font-name-complex="Awami Nastaliq OT" style:font-size-complex="18pt"/>
    </style:style>
    <style:style style:name="P23" style:family="paragraph" style:parent-style-name="Preformatted_20_Text">
      <style:paragraph-properties fo:text-align="end" style:justify-single-word="false" style:writing-mode="rl-tb"/>
      <style:text-properties style:use-window-font-color="true" loext:opacity="0%" style:font-name="Awami Nastaliq OT" fo:font-size="18pt" officeooo:rsid="00ebd98c" officeooo:paragraph-rsid="00ebd98c" style:font-size-asian="18pt" style:font-name-complex="Awami Nastaliq OT" style:font-size-complex="18pt"/>
    </style:style>
    <style:style style:name="T1" style:family="text">
      <style:text-properties officeooo:rsid="0028f0b4"/>
    </style:style>
    <style:style style:name="T2" style:family="text">
      <style:text-properties officeooo:rsid="00284b80"/>
    </style:style>
    <style:style style:name="T3" style:family="text">
      <style:text-properties officeooo:rsid="00265894"/>
    </style:style>
    <style:style style:name="T4" style:family="text">
      <style:text-properties officeooo:rsid="002c17ed"/>
    </style:style>
    <style:style style:name="T5" style:family="text">
      <style:text-properties officeooo:rsid="002fc3c4"/>
    </style:style>
    <style:style style:name="T6" style:family="text">
      <style:text-properties officeooo:rsid="00332578"/>
    </style:style>
    <style:style style:name="T7" style:family="text">
      <style:text-properties officeooo:rsid="003387b0"/>
    </style:style>
    <style:style style:name="T8" style:family="text">
      <style:text-properties officeooo:rsid="006f35d5"/>
    </style:style>
    <style:style style:name="T9" style:family="text">
      <style:text-properties officeooo:rsid="0064867c"/>
    </style:style>
    <style:style style:name="T10" style:family="text">
      <style:text-properties officeooo:rsid="0064d6b6"/>
    </style:style>
    <style:style style:name="T11" style:family="text">
      <style:text-properties style:use-window-font-color="true" loext:opacity="0%" fo:font-size="32pt" officeooo:rsid="005c3e5f" style:font-size-asian="32pt" style:font-size-complex="32pt"/>
    </style:style>
    <style:style style:name="T12" style:family="text">
      <style:text-properties style:use-window-font-color="true" loext:opacity="0%" fo:font-size="32pt" officeooo:rsid="005e8c7d" style:font-size-asian="32pt" style:font-size-complex="32pt"/>
    </style:style>
    <style:style style:name="T13" style:family="text">
      <style:text-properties style:use-window-font-color="true" loext:opacity="0%" fo:font-size="32pt" officeooo:rsid="00601aec" style:font-size-asian="32pt" style:font-size-complex="32pt"/>
    </style:style>
    <style:style style:name="T14" style:family="text">
      <style:text-properties style:use-window-font-color="true" loext:opacity="0%" fo:font-size="32pt" officeooo:rsid="006168f1" style:font-size-asian="32pt" style:font-size-complex="32pt"/>
    </style:style>
    <style:style style:name="T15" style:family="text">
      <style:text-properties style:use-window-font-color="true" loext:opacity="0%" fo:font-size="32pt" officeooo:rsid="0062d1ee" style:font-size-asian="32pt" style:font-size-complex="32pt"/>
    </style:style>
    <style:style style:name="T16" style:family="text">
      <style:text-properties fo:color="#1a7027" loext:opacity="100%" fo:font-size="32pt" style:font-size-asian="32pt" style:font-size-complex="32pt"/>
    </style:style>
    <style:style style:name="T17" style:family="text">
      <style:text-properties fo:color="#1a7027" loext:opacity="100%" fo:font-size="32pt" officeooo:rsid="0034d51e" style:font-size-asian="32pt" style:font-size-complex="32pt"/>
    </style:style>
    <style:style style:name="T18" style:family="text">
      <style:text-properties fo:color="#1a7027" loext:opacity="100%" officeooo:rsid="0033a951"/>
    </style:style>
    <style:style style:name="T19" style:family="text">
      <style:text-properties fo:color="#1a7027" loext:opacity="100%" officeooo:rsid="0066bf9a"/>
    </style:style>
    <style:style style:name="T20" style:family="text">
      <style:text-properties officeooo:rsid="0066bf9a"/>
    </style:style>
    <style:style style:name="T21" style:family="text">
      <style:text-properties officeooo:rsid="006a1c6f"/>
    </style:style>
    <style:style style:name="T22" style:family="text">
      <style:text-properties officeooo:rsid="00e9ab35"/>
    </style:style>
    <style:style style:name="T23" style:family="text">
      <style:text-properties officeooo:rsid="00ea5c73"/>
    </style:style>
    <style:style style:name="T24" style:family="text">
      <style:text-properties officeooo:rsid="00ea4a32"/>
    </style:style>
    <style:style style:name="T25" style:family="text">
      <style:text-properties officeooo:rsid="00c972e4"/>
    </style:style>
    <style:style style:name="T26" style:family="text">
      <style:text-properties officeooo:rsid="00d4dbc2"/>
    </style:style>
    <style:style style:name="T27" style:family="text">
      <style:text-properties officeooo:rsid="00cb2985"/>
    </style:style>
    <style:style style:name="T28" style:family="text">
      <style:text-properties officeooo:rsid="00cc603c"/>
    </style:style>
    <style:style style:name="T29" style:family="text">
      <style:text-properties officeooo:rsid="00ccd1fa"/>
    </style:style>
    <style:style style:name="T30" style:family="text">
      <style:text-properties officeooo:rsid="00cdf123"/>
    </style:style>
    <style:style style:name="T31" style:family="text">
      <style:text-properties officeooo:rsid="00ceb2c0"/>
    </style:style>
    <style:style style:name="T32" style:family="text">
      <style:text-properties officeooo:rsid="00d097bb"/>
    </style:style>
    <style:style style:name="T33" style:family="text">
      <style:text-properties officeooo:rsid="0078316c"/>
    </style:style>
    <style:style style:name="T34" style:family="text">
      <style:text-properties officeooo:rsid="00799044"/>
    </style:style>
    <style:style style:name="T35" style:family="text">
      <style:text-properties officeooo:rsid="007746cc"/>
    </style:style>
    <style:style style:name="T36" style:family="text">
      <style:text-properties officeooo:rsid="0078047c"/>
    </style:style>
    <style:style style:name="T37" style:family="text">
      <style:text-properties officeooo:rsid="0080a214"/>
    </style:style>
    <style:style style:name="T38" style:family="text">
      <style:text-properties officeooo:rsid="00aac442"/>
    </style:style>
    <style:style style:name="T39" style:family="text">
      <style:text-properties officeooo:rsid="0074e29a"/>
    </style:style>
    <style:style style:name="T40" style:family="text">
      <style:text-properties style:font-name="Awami Nastaliq OT" officeooo:rsid="00024582"/>
    </style:style>
    <style:style style:name="T41" style:family="text">
      <style:text-properties officeooo:rsid="0082f229"/>
    </style:style>
    <style:style style:name="T42" style:family="text">
      <style:text-properties officeooo:rsid="0084b53c"/>
    </style:style>
    <style:style style:name="T43" style:family="text">
      <style:text-properties officeooo:rsid="00b23414"/>
    </style:style>
    <style:style style:name="T44" style:family="text">
      <style:text-properties officeooo:rsid="00da5fbf"/>
    </style:style>
    <style:style style:name="T45" style:family="text">
      <style:text-properties officeooo:rsid="008ca633"/>
    </style:style>
    <style:style style:name="T46" style:family="text">
      <style:text-properties officeooo:rsid="00c2d3c4"/>
    </style:style>
    <style:style style:name="T47" style:family="text">
      <style:text-properties officeooo:rsid="00a08930"/>
    </style:style>
    <style:style style:name="T48" style:family="text">
      <style:text-properties officeooo:rsid="00a39b37"/>
    </style:style>
    <style:style style:name="T49" style:family="text">
      <style:text-properties officeooo:rsid="00a00990"/>
    </style:style>
    <style:style style:name="T50" style:family="text">
      <style:text-properties officeooo:rsid="00bf0cbb"/>
    </style:style>
    <style:style style:name="T51" style:family="text">
      <style:text-properties officeooo:rsid="00a59bfb"/>
    </style:style>
    <style:style style:name="T52" style:family="text">
      <style:text-properties officeooo:rsid="00a75c1f"/>
    </style:style>
    <style:style style:name="T53" style:family="text">
      <style:text-properties officeooo:rsid="00a92ecc"/>
    </style:style>
    <style:style style:name="T54" style:family="text">
      <style:text-properties officeooo:rsid="00a96347"/>
    </style:style>
    <style:style style:name="T55" style:family="text">
      <style:text-properties officeooo:rsid="00ad70fe"/>
    </style:style>
    <style:style style:name="T56" style:family="text">
      <style:text-properties officeooo:rsid="00ae8e96"/>
    </style:style>
    <style:style style:name="T57" style:family="text">
      <style:text-properties officeooo:rsid="00b2ac84"/>
    </style:style>
    <style:style style:name="T58" style:family="text">
      <style:text-properties officeooo:rsid="00d70b0a"/>
    </style:style>
    <style:style style:name="T59" style:family="text">
      <style:text-properties officeooo:rsid="00e83fca"/>
    </style:style>
    <style:style style:name="T60" style:family="text">
      <style:text-properties officeooo:rsid="00a89fdd"/>
    </style:style>
    <style:style style:name="T61" style:family="text">
      <style:text-properties officeooo:rsid="00b735e9"/>
    </style:style>
    <style:style style:name="T62" style:family="text">
      <style:text-properties officeooo:rsid="00c41e7e"/>
    </style:style>
    <style:style style:name="T63" style:family="text">
      <style:text-properties officeooo:rsid="00c6b902"/>
    </style:style>
    <style:style style:name="T64" style:family="text">
      <style:text-properties style:font-name="Awami Nastaliq OT" officeooo:rsid="00d097bb"/>
    </style:style>
    <style:style style:name="T65" style:family="text">
      <style:text-properties officeooo:rsid="00baabb5"/>
    </style:style>
    <style:style style:name="T66" style:family="text">
      <style:text-properties officeooo:rsid="00bc6599"/>
    </style:style>
    <style:style style:name="T67" style:family="text">
      <style:text-properties officeooo:rsid="00e23bf4"/>
    </style:style>
    <style:style style:name="T68" style:family="text">
      <style:text-properties officeooo:rsid="00e0ba05"/>
    </style:style>
    <style:style style:name="T69" style:family="text">
      <style:text-properties fo:font-family="'Awami Nastaliq'" style:font-pitch="variable" officeooo:rsid="0019a688" style:language-complex="ur" style:country-complex="PK"/>
    </style:style>
    <style:style style:name="T70" style:family="text">
      <style:text-properties officeooo:rsid="00ecdca9"/>
    </style:style>
    <style:style style:name="T71" style:family="text">
      <style:text-properties officeooo:rsid="00ee4d91"/>
    </style:style>
    <style:style style:name="T72" style:family="text">
      <style:text-properties officeooo:rsid="00efc773"/>
    </style:style>
    <style:style style:name="T73" style:family="text">
      <style:text-properties officeooo:rsid="00f96a93"/>
    </style:style>
    <style:style style:name="T74" style:family="text">
      <style:text-properties officeooo:rsid="00ebd98c"/>
    </style:style>
    <style:style style:name="T75" style:family="text">
      <style:text-properties officeooo:rsid="00f39359"/>
    </style:style>
    <style:style style:name="T76" style:family="text">
      <style:text-properties officeooo:rsid="00f478ef"/>
    </style:style>
    <style:style style:name="T77" style:family="text">
      <style:text-properties officeooo:rsid="00f56490"/>
    </style:style>
    <style:style style:name="T78" style:family="text">
      <style:text-properties officeooo:rsid="00f564e3"/>
    </style:style>
    <style:style style:name="T79" style:family="text">
      <style:text-properties officeooo:rsid="00f72e7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nderingUnknown </text:p>
      <text:p text:style-name="P2">ش<text:span text:style-name="T1">َ</text:span>صبم <text:s/>شلضمش<text:span text:style-name="T2">َ</text:span> <text:s text:c="3"/>سقے <text:s/>بتجسے</text:p>
      <text:p text:style-name="P3">سفع<text:span text:style-name="T3">َ</text:span>و <text:s/>سفو بر جمر <text:s/>ثبتے <text:s text:c="4"/>سشِّسس</text:p>
      <text:p text:style-name="P4"><text:s text:c="2"/>لا <text:s/>قلا شُّ<text:span text:style-name="T4">ب </text:span><text:span text:style-name="T5">لٰشُم </text:span><text:span text:style-name="T6">لیٰ </text:span><text:span text:style-name="T7">مق</text:span><text:span text:style-name="T6">یٰ</text:span></text:p>
      <text:p text:style-name="P5"><text:span text:style-name="T8">غ</text:span>تٮٮبٮٮثٮ<text:span text:style-name="T8">س</text:span> <text:s/><text:span text:style-name="T9">ہہہ ۂۂۂ مشۃ <text:s/></text:span><text:span text:style-name="T10">سلٵ</text:span></text:p>
      <text:p text:style-name="P6"><text:span text:style-name="T11">ئئئ <text:s/></text:span><text:span text:style-name="T12">ێێێ <text:s/></text:span><text:span text:style-name="T13">یی <text:s/>ݵݵ</text:span><text:span text:style-name="T14">ݶ <text:s/></text:span><text:span text:style-name="T15">ېېې</text:span></text:p>
      <text:p text:style-name="P7"><text:span text:style-name="T16">ل</text:span><text:span text:style-name="T17">ټ</text:span><text:span text:style-name="T16">م فڼن</text:span></text:p>
      <text:p text:style-name="P8"><text:soft-page-break/><text:span text:style-name="T18">ڜل </text:span><text:span text:style-name="T19">کسنضق</text:span></text:p>
      <text:p text:style-name="P9"><text:span text:style-name="T20">ࣈ <text:s/></text:span>ࣈھ <text:s text:c="4"/><text:span text:style-name="T21">ش</text:span>ࣈھ <text:s/><text:span text:style-name="T21">ࣈسجخ <text:s/></text:span><text:span text:style-name="T22">ثبگا <text:s text:c="2"/>ثمگا <text:s/></text:span><text:span text:style-name="T21"><text:s/></text:span><text:span text:style-name="T23">ا</text:span><text:span text:style-name="T24">ت</text:span><text:span text:style-name="T22">ثب</text:span></text:p>
      <text:p text:style-name="P10"/>
      <text:p text:style-name="P11">حقوقج <text:s/>حقوق<text:span text:style-name="T25">جس <text:s text:c="2"/></text:span>حقوق<text:span text:style-name="T26">خس</text:span><text:span text:style-name="T25"> <text:s/></text:span>حقوق<text:span text:style-name="T27">س <text:s/></text:span><text:span text:style-name="T28">سربع <text:s/></text:span><text:span text:style-name="T29">سرنع <text:s/></text:span><text:span text:style-name="T30">سونع <text:s text:c="2"/></text:span><text:span text:style-name="T31">لہرب</text:span><text:span text:style-name="T32">ج</text:span></text:p>
      <text:p text:style-name="P12"><text:span text:style-name="T33">ا</text:span>پم<text:span text:style-name="T34">ش</text:span><text:span text:style-name="T33"> </text:span><text:s/><text:span text:style-name="T33">ا</text:span>جملو فہجش <text:span text:style-name="T35"><text:s/></text:span><text:span text:style-name="T36">غلپمش <text:s text:c="4"/></text:span><text:span text:style-name="T34"><text:s text:c="3"/></text:span>جملو<text:span text:style-name="T37">ن</text:span>م<text:span text:style-name="T34">ش <text:s text:c="4"/></text:span>جملو<text:span text:style-name="T38">ب</text:span>م<text:span text:style-name="T34">ش</text:span></text:p>
      <text:p text:style-name="P13"><text:span text:style-name="T39">ل</text:span>پمس <text:s/><text:span text:style-name="T35">ہپ </text:span><text:span text:style-name="T40">تھین</text:span><text:span text:style-name="T35"> <text:s text:c="2"/></text:span><text:span text:style-name="T41">ر</text:span><text:span text:style-name="T36">غلپمش <text:s text:c="4"/></text:span><text:span text:style-name="T42">ر</text:span><text:span text:style-name="T37">ن</text:span>م<text:span text:style-name="T34">ش <text:s/></text:span><text:span text:style-name="T41">ہر</text:span><text:span text:style-name="T36">غلپم</text:span><text:span text:style-name="T43">س <text:s/></text:span><text:span text:style-name="T44">بزتم <text:s text:c="2"/></text:span><text:span text:style-name="T43"><text:s/></text:span><text:span text:style-name="T44">برتم</text:span></text:p>
      <text:p text:style-name="P14"><text:span text:style-name="T41">ہر</text:span><text:span text:style-name="T36">غلپمش </text:span>جملو<text:span text:style-name="T37">ن</text:span>م<text:span text:style-name="T34">ش</text:span><text:span text:style-name="T36"> </text:span><text:span text:style-name="T45">رس رس </text:span><text:span text:style-name="T33">ا</text:span>جملو فہجش <text:span text:style-name="T34"><text:s/></text:span><text:span text:style-name="T46">شا</text:span><text:span text:style-name="T47">ن</text:span>م<text:span text:style-name="T34">ش</text:span> <text:span text:style-name="T48">س</text:span><text:span text:style-name="T49">اب</text:span>م<text:span text:style-name="T34">ش</text:span> <text:s/><text:span text:style-name="T48">ش</text:span><text:span text:style-name="T49">اپ</text:span>م<text:span text:style-name="T34">ش </text:span><text:span text:style-name="T50">کورنکاورنیکو</text:span><text:span text:style-name="T34"> </text:span><text:span text:style-name="T51">اچملو </text:span><text:span text:style-name="T52">ا</text:span><text:span text:style-name="T51">ڇ</text:span><text:span text:style-name="T52">ملو ا</text:span><text:span text:style-name="T53">خ</text:span><text:span text:style-name="T52">ملو <text:s/>ا</text:span><text:span text:style-name="T54">ج</text:span><text:span text:style-name="T52">ملو <text:s/></text:span><text:span text:style-name="T46">ش</text:span><text:span text:style-name="T55">د</text:span><text:span text:style-name="T56">س <text:s text:c="2"/></text:span><text:span text:style-name="T57">ہرط</text:span><text:span text:style-name="T36">لپم</text:span><text:span text:style-name="T43">س <text:s/></text:span><text:span text:style-name="T58">سزس </text:span><text:span text:style-name="T59">مہزس</text:span></text:p>
      <text:p text:style-name="P15"><text:span text:style-name="T60">ر</text:span>کصمش <text:span text:style-name="T60">رک <text:s/></text:span><text:span text:style-name="T61">طدس <text:s text:c="2"/></text:span><text:span text:style-name="T62">رگلو </text:span><text:span text:style-name="T63">ر </text:span><text:span text:style-name="T40">تھین <text:s text:c="3"/></text:span><text:span text:style-name="T64">ل</text:span><text:span text:style-name="T50">رنکاورنیکو</text:span></text:p>
      <text:p text:style-name="P16"><text:soft-page-break/><text:span text:style-name="T35">ہپ </text:span><text:span text:style-name="T38">ب</text:span>م<text:span text:style-name="T34">ش </text:span><text:span text:style-name="T57">ط</text:span><text:span text:style-name="T36">لپم</text:span><text:span text:style-name="T43">س <text:s/></text:span><text:span text:style-name="T33">ا</text:span>جملو فہجش <text:span text:style-name="T45">رس</text:span><text:span text:style-name="T65">‌ </text:span><text:span text:style-name="T61">طد</text:span><text:span text:style-name="T66">سل </text:span><text:span text:style-name="T47">ن</text:span>م<text:span text:style-name="T34">ش <text:s text:c="2"/></text:span><text:span text:style-name="T67">س</text:span><text:span text:style-name="T49">اپ</text:span>م<text:span text:style-name="T34">ش</text:span><text:span text:style-name="T68">مق</text:span></text:p>
      <text:p text:style-name="P17">رپی پح <text:s text:c="2"/><text:span text:style-name="T69">کھیربی <text:s/>یودپی </text:span></text:p>
      <text:p text:style-name="P18"><text:s text:c="4"/>دنیا دے سارے انسان ہکو ڄئے تے نہ مکڻ والے حقوق تے ازادیاں گھن تے پیدا تھیڈن ۔ اقوام متحدہ نے ہر کہیں دے حقوق دی حفاظت تے ودھارے دا جھنڈا اچار کھڻ دا ارادہ کیتا ہوے ۔ جیمبڑا اقوام متحدہ دے منشور دا حصہ ہے ۔ ایندے وچ انسانی عزت تے و قار، جیادی انسانی حقوق، عزت نفس اتے لوکاں دے یقین دا اقرار کیتا ڱے ۔</text:p>
      <text:p text:style-name="P18"/>
      <text:p text:style-name="P19"><text:s text:c="4"/>دنیا دے سارے انسان ہکو ڄئے تے نہ مکڻ والے حقوق تے ازادیاں گھن تے پیدا تھیڈن ۔ اقوام متحدہ نے ہر کہیں دے حقوق دی حفاظت تے ودھارے دا جھنڈا اچار کھڻ دا ارادہ کیتا ہوے ۔ جیمبڑا اقوام متحدہ دے منشور دا حصہ ہے ۔ ایندے وچ انسانی عزت تے و قار، جیادی انسانی حقوق، عزت نفس اتے لوکاں دے یقین دا اقرار کیتا ڱے ۔</text:p>
      <text:p text:style-name="P20"/>
      <text:p text:style-name="P21">Compare nuqta shifts with kerning adjustments:</text:p>
      <text:p text:style-name="P22">ایہس <text:span text:style-name="T70">(200/100)</text:span> <text:s/>اپی<text:span text:style-name="T70">ہس</text:span> <text:s/><text:span text:style-name="T70">(100/200)</text:span> <text:s/>ا<text:span text:style-name="T71">ی</text:span>ینل <text:span text:style-name="T70">()</text:span> <text:s/>ابیل<text:span text:style-name="T72"> (100/100) <text:line-break/> </text:span>ا<text:span text:style-name="T72">پ</text:span>یل<text:span text:style-name="T72"> (100/</text:span><text:span text:style-name="T73">2</text:span><text:span text:style-name="T72">00)</text:span> <text:s/><text:span text:style-name="T74">پبر <text:s/></text:span><text:span text:style-name="T72">(0/100) <text:s/></text:span><text:span text:style-name="T75">ا</text:span><text:span text:style-name="T74">پ</text:span><text:span text:style-name="T75">یر (0/200)</text:span></text:p>
      <text:p text:style-name="P23">اییج <text:span text:style-name="T76">(300/</text:span><text:span text:style-name="T77">5</text:span><text:span text:style-name="T76">00)</text:span> <text:s/>اپیج <text:span text:style-name="T77">(500/600)</text:span> ایپج <text:span text:style-name="T77">(300/500)</text:span> <text:s/>اٻپڇ <text:span text:style-name="T77">(500/600)</text:span></text:p>
      <text:p text:style-name="P23"><text:soft-page-break/>ایکف <text:s text:c="2"/>اپل <text:span text:style-name="T78">(100/0)</text:span> <text:s/>ایہف <text:span text:style-name="T78">(200/100)</text:span></text:p>
      <text:p text:style-name="P23">اڥھ <text:span text:style-name="T78">(200/400)</text:span> <text:s text:c="2"/>اڥخ <text:s/><text:span text:style-name="T78">(200/500)</text:span> <text:s/>اڥہس <text:span text:style-name="T78">(</text:span><text:span text:style-name="T79">100/300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Awami Nastaliq Beta1" svg:font-family="'Awami Nastaliq Beta1'" style:font-pitch="variable"/>
    <style:font-face style:name="Awami Nastaliq OT" svg:font-family="'Awami Nastaliq OT'" style:font-pitch="variable"/>
    <style:font-face style:name="Awami Nastaliq OT:calt&amp;kern" svg:font-family="'Awami Nastaliq OT:calt&amp;kern'" style:font-adornments="Regular" style:font-pitch="variable"/>
    <style:font-face style:name="Awami Nastaliq OT:calt&amp;salt=1" svg:font-family="'Awami Nastaliq OT:calt&amp;salt=1'" style:font-pitch="variable"/>
    <style:font-face style:name="Awami Nastaliq OT:calt&amp;salt=11" svg:font-family="'Awami Nastaliq OT:calt&amp;salt=1'" style:font-adornments="Regul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_20_Table" style:display-name="Normal Table" style:family="paragraph">
      <style:paragraph-properties fo:margin-top="0in" fo:margin-bottom="0.111in" style:contextual-spacing="false" fo:line-height="115%" fo:text-align="start" style:justify-single-word="false" fo:orphans="2" fo:widows="2" style:vertical-align="auto"/>
      <style:text-properties style:font-name="Aptos" fo:font-family="Aptos" style:font-family-generic="roman" style:font-pitch="variable" fo:font-size="12pt" fo:language="en" fo:country="US" style:letter-kerning="true" style:font-name-asian="Aptos1" style:font-family-asian="Aptos" style:font-family-generic-asian="system" style:font-pitch-asian="variable" style:font-size-asian="12pt" style:language-asian="en" style:country-asian="US" style:font-name-complex="Arial" style:font-family-complex="Arial" style:font-family-generic-complex="system" style:font-pitch-complex="variable" style:font-size-complex="12pt" style:language-complex="ar" style:country-complex="SA"/>
    </style:style>
    <style:style style:name="Folk_20_Story_20_Body" style:display-name="Folk Story Body" style:family="paragraph" style:parent-style-name="Standard">
      <style:paragraph-properties fo:margin-left="0in" fo:margin-right="0in" fo:margin-top="0.0783in" fo:margin-bottom="0in" style:contextual-spacing="false" fo:text-align="end" style:justify-single-word="false" fo:text-indent="0.3154in" style:auto-text-indent="false" style:writing-mode="rl-tb"/>
      <style:text-properties style:font-name="Times New Roman" fo:font-family="'Times New Roman'" style:font-family-generic="roman" style:font-pitch="variable" fo:font-size="11pt" style:font-size-asian="11pt" style:font-name-complex="Awami Nastaliq Beta1" style:font-family-complex="'Awami Nastaliq Beta1'" style:font-pitch-complex="variable" style:font-size-complex="18pt" style:language-complex="ur" style:country-complex="PK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12-18T12:59:55.143000000</meta:creation-date>
    <dc:date>2025-07-17T16:49:47.202875100</dc:date>
    <meta:editing-duration>P33DT3H18M20S</meta:editing-duration>
    <meta:editing-cycles>110</meta:editing-cycles>
    <meta:generator>LibreOffice/25.2.4.3$Windows_X86_64 LibreOffice_project/33e196637044ead23f5c3226cde09b47731f7e27</meta:generator>
    <meta:document-statistic meta:table-count="0" meta:image-count="0" meta:object-count="0" meta:page-count="4" meta:paragraph-count="23" meta:word-count="273" meta:character-count="1481" meta:non-whitespace-character-count="1119"/>
  </office:meta>
</office:document-meta>
</file>